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5cm" fo:min-width="6.6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6.6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6cm"/>
    </style:style>
    <style:style style:name="gr4" style:family="graphic" style:parent-style-name="standard">
      <style:graphic-properties draw:textarea-horizontal-align="justify" draw:textarea-vertical-align="middle" draw:auto-grow-height="false" fo:min-height="5.076cm" fo:min-width="6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5.2cm" svg:x="11.4cm" svg:y="6.1cm">
          <text:p text:style-name="P1">User</text:p>
          <text:p text:style-name="P1"><text:span text:style-name="T1">---</text:span></text:p>
          <text:p text:style-name="P1"><text:span text:style-name="T1">Id: integer</text:span></text:p>
          <text:p text:style-name="P1"><text:span text:style-name="T1">Name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2.5cm" svg:x="2.9cm" svg:y="9.9cm">
          <text:p text:style-name="P1">UserI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cm" svg:height="4.8cm" svg:x="11.4cm" svg:y="14.4cm">
          <text:p text:style-name="P1">Item</text:p>
          <text:p text:style-name="P1"><text:span text:style-name="T1">---</text:span></text:p>
          <text:p text:style-name="P1"><text:span text:style-name="T1">Id: integer</text:span></text:p>
          <text:p text:style-name="P1"><text:span text:style-name="T1">Name: string</text:span></text:p>
          <text:p text:style-name="P1"><text:span text:style-name="T1">Expiration: datetime</text:span></text:p>
          <text:p text:style-name="P1"><text:span text:style-name="T1">Descripion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2.5cm" svg:x="3.1cm" svg:y="19.2cm">
          <text:p text:style-name="P1">ItemCateg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cm" svg:height="5.326cm" svg:x="11.271cm" svg:y="22.674cm">
          <text:p text:style-name="P1">Category</text:p>
          <text:p text:style-name="P1"><text:span text:style-name="T1">---</text:span></text:p>
          <text:p text:style-name="P1"><text:span text:style-name="T1">Id: integer</text:span></text:p>
          <text:p text:style-name="P1"><text:span text:style-name="T1">Name: string</text:span></text:p>
          <text:p text:style-name="P1"><text:span text:style-name="T1">Description: string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07cm" svg:height="3.806cm" svg:x="3.2cm" svg:y="1.7cm">
          <draw:text-box>
            <text:p text:style-name="P1"><text:span text:style-name="T2">Harjoitustyö: Tietokantasovellus</text:span></text:p>
            <text:p text:style-name="P1"><text:span text:style-name="T2"/></text:p>
            <text:p text:style-name="P1"><text:span text:style-name="T2">itemindex: Esineiden hallinnointisovellus</text:span></text:p>
            <text:p text:style-name="P1"><text:span text:style-name="T2">Alustava tietokantakaavio luonnos </text:span></text:p>
            <text:p text:style-name="P1"><text:span text:style-name="T2">(v. 0.1) </text:span></text:p>
          </draw:text-box>
        </draw:frame>
        <draw:line draw:style-name="gr6" draw:text-style-name="P3" draw:layer="layout" svg:x1="11.4cm" svg:y1="7.5cm" svg:x2="6.9cm" svg:y2="9.9cm">
          <text:p/>
        </draw:line>
        <draw:line draw:style-name="gr6" draw:text-style-name="P3" draw:layer="layout" svg:x1="10cm" svg:y1="11.3cm" svg:x2="15.2cm" svg:y2="14.5cm">
          <text:p/>
        </draw:line>
        <draw:line draw:style-name="gr6" draw:text-style-name="P3" draw:layer="layout" svg:x1="11.3cm" svg:y1="15.7cm" svg:x2="6.6cm" svg:y2="19.2cm">
          <text:p/>
        </draw:line>
        <draw:line draw:style-name="gr6" draw:text-style-name="P3" draw:layer="layout" svg:x1="10.2cm" svg:y1="20.3cm" svg:x2="15.4cm" svg:y2="22.7cm">
          <text:p/>
        </draw:line>
        <draw:frame draw:style-name="gr7" draw:text-style-name="P4" draw:layer="layout" svg:width="0.853cm" svg:height="0.962cm" svg:x="6.1cm" svg:y="8.838cm">
          <draw:text-box>
            <text:p>1</text:p>
          </draw:text-box>
        </draw:frame>
        <draw:frame draw:style-name="gr7" draw:text-style-name="P4" draw:layer="layout" svg:width="0.853cm" svg:height="0.962cm" svg:x="5.07cm" svg:y="18.15cm">
          <draw:text-box>
            <text:p>1</text:p>
          </draw:text-box>
        </draw:frame>
        <draw:frame draw:style-name="gr7" draw:text-style-name="P4" draw:layer="layout" svg:width="0.853cm" svg:height="0.962cm" svg:x="10.047cm" svg:y="10.638cm">
          <draw:text-box>
            <text:p>1</text:p>
          </draw:text-box>
        </draw:frame>
        <draw:frame draw:style-name="gr7" draw:text-style-name="P4" draw:layer="layout" svg:width="0.853cm" svg:height="0.962cm" svg:x="10.447cm" svg:y="19.7cm">
          <draw:text-box>
            <text:p>1</text:p>
          </draw:text-box>
        </draw:frame>
        <draw:frame draw:style-name="gr8" draw:text-style-name="P5" draw:layer="layout" svg:width="0.748cm" svg:height="0.962cm" svg:x="10.447cm" svg:y="6.638cm">
          <draw:text-box>
            <text:p><text:span text:style-name="T2">*</text:span></text:p>
          </draw:text-box>
        </draw:frame>
        <draw:frame draw:style-name="gr8" draw:text-style-name="P5" draw:layer="layout" svg:width="0.748cm" svg:height="0.962cm" svg:x="14.364cm" svg:y="13.373cm">
          <draw:text-box>
            <text:p><text:span text:style-name="T2">*</text:span></text:p>
          </draw:text-box>
        </draw:frame>
        <draw:frame draw:style-name="gr8" draw:text-style-name="P5" draw:layer="layout" svg:width="0.748cm" svg:height="0.962cm" svg:x="10.452cm" svg:y="14.7cm">
          <draw:text-box>
            <text:p><text:span text:style-name="T2">*</text:span></text:p>
          </draw:text-box>
        </draw:frame>
        <draw:frame draw:style-name="gr8" draw:text-style-name="P5" draw:layer="layout" svg:width="0.748cm" svg:height="0.962cm" svg:x="15cm" svg:y="21.6cm">
          <draw:text-box>
            <text:p><text:span text:style-name="T2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26:02.488423744</meta:creation-date>
    <dc:date>2019-09-10T18:51:21.059538182</dc:date>
    <meta:editing-duration>PT15M39S</meta:editing-duration>
    <meta:editing-cycles>3</meta:editing-cycles>
    <meta:generator>LibreOffice/6.0.7.3$Linux_X86_64 LibreOffice_project/00m0$Build-3</meta:generator>
    <meta:document-statistic meta:object-count="18"/>
  </office:meta>
</office:document-meta>
</file>